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a xlink:type="simple" xlink:href="mailto:location@3smotors.com" text:style-name="Internet_20_link" text:visited-style-name="Visited_20_Internet_20_Link">location@3smotors.com</text:a> → </text:p>
      <text:p text:style-name="Standard"><text:a xlink:type="simple" xlink:href="mailto:mycab@3smotors.com" text:style-name="Internet_20_link" text:visited-style-name="Visited_20_Internet_20_Link">mycab@3smotors.com</text:a> →</text:p>
      <text:p text:style-name="Standard"><text:a xlink:type="simple" xlink:href="mailto:katell.grignard@3smotors.com" text:style-name="Internet_20_link" text:visited-style-name="Visited_20_Internet_20_Link">katell.grignard@3smotors.com</text:a> →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Eugénie Laigle</meta:initial-creator>
    <meta:creation-date>2018-03-07T10:27:02</meta:creation-date>
    <meta:document-statistic meta:table-count="0" meta:image-count="0" meta:object-count="0" meta:page-count="1" meta:paragraph-count="3" meta:word-count="6" meta:character-count="74"/>
    <dc:date>2018-03-07T16:02:02</dc:date>
    <dc:creator>Eugénie Laigle</dc:creator>
    <meta:editing-duration>PT5H19M50S</meta:editing-duration>
    <meta:editing-cycles>1</meta:editing-cycles>
    <meta:generator>OpenOffice/4.1.3$Unix OpenOffice.org_project/413m1$Build-9783</meta:generator>
  </office:meta>
</office:document-meta>
</file>